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xedSizeSortedMa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SizeSortedMap.getSorted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SizeSortedMap.readObject(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xedSizeSortedMap.decorate( Sorted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SizeSortedMap.isF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SizeSortedMap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xedSizeSortedMap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xedSizeSortedMap.writeObject(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xedSizeSortedMap.subMap( Object fromKey , Object to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xedSizeSortedMap.max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SizeSortedMap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xedSizeSortedMap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SizeSortedMap.putAll( Map mapToCop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xedSizeSortedMap.FixedSizeSortedMap( Sorted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SizeSortedMap.tailMap( Object from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xedSizeSortedMap.headMap( Object to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xedSizeSortedMap.put( Object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